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OpenSymbol1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venir 65" svg:font-family="'Avenir 65'" style:font-pitch="variable"/>
    <style:font-face style:name="OpenSymbol" svg:font-family="OpenSymbol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401cm" fo:margin-left="-0.199cm" table:align="left" style:writing-mode="lr-tb"/>
    </style:style>
    <style:style style:name="Tabelle1.A" style:family="table-column">
      <style:table-column-properties style:column-width="1.363cm"/>
    </style:style>
    <style:style style:name="Tabelle1.B" style:family="table-column">
      <style:table-column-properties style:column-width="7.608cm"/>
    </style:style>
    <style:style style:name="Tabelle1.C" style:family="table-column">
      <style:table-column-properties style:column-width="7.43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background-color="#a6a6a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C1" style:family="table-cell">
      <style:table-cell-properties style:vertical-align="top" fo:background-color="#a6a6a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1.A2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C2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1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1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A6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e1.C6" style:family="table-cell">
      <style:table-cell-properties style:vertical-align="top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1.A10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e1.C10" style:family="table-cell">
      <style:table-cell-properties style:vertical-align="top" fo:background-color="#d9d9d9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estprotokoll" style:family="table">
      <style:table-properties style:width="16.002cm" table:align="margins" style:writing-mode="lr-tb"/>
    </style:style>
    <style:style style:name="Testprotokoll.A" style:family="table-column">
      <style:table-column-properties style:column-width="3.2cm" style:rel-column-width="13107*"/>
    </style:style>
    <style:style style:name="Testprotokoll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estprotokoll.E1" style:family="table-cell">
      <style:table-cell-properties fo:background-color="#cccccc" fo:padding="0.097cm" fo:border="0.05pt solid #000000">
        <style:background-image/>
      </style:table-cell-properties>
    </style:style>
    <style:style style:name="Testprotokoll.A2" style:family="table-cell">
      <style:table-cell-properties fo:padding="0.097cm" fo:border-left="0.05pt solid #000000" fo:border-right="none" fo:border-top="none" fo:border-bottom="0.05pt solid #000000"/>
    </style:style>
    <style:style style:name="Testprotokoll.B2" style:family="table-cell">
      <style:table-cell-properties fo:padding="0.097cm" fo:border-left="0.05pt solid #000000" fo:border-right="none" fo:border-top="none" fo:border-bottom="0.05pt solid #000000"/>
    </style:style>
    <style:style style:name="Testprotokoll.C2" style:family="table-cell">
      <style:table-cell-properties fo:padding="0.097cm" fo:border-left="0.05pt solid #000000" fo:border-right="none" fo:border-top="none" fo:border-bottom="0.05pt solid #000000"/>
    </style:style>
    <style:style style:name="Testprotokoll.D2" style:family="table-cell">
      <style:table-cell-properties fo:padding="0.097cm" fo:border-left="0.05pt solid #000000" fo:border-right="none" fo:border-top="none" fo:border-bottom="0.05pt solid #000000"/>
    </style:style>
    <style:style style:name="Testprotokoll.E2" style:family="table-cell">
      <style:table-cell-properties fo:padding="0.097cm" fo:border-left="0.05pt solid #000000" fo:border-right="0.05pt solid #000000" fo:border-top="none" fo:border-bottom="0.05pt solid #000000"/>
    </style:style>
    <style:style style:name="Testprotokoll.A3" style:family="table-cell">
      <style:table-cell-properties fo:padding="0.097cm" fo:border-left="0.05pt solid #000000" fo:border-right="none" fo:border-top="none" fo:border-bottom="0.05pt solid #000000"/>
    </style:style>
    <style:style style:name="Testprotokoll.B3" style:family="table-cell">
      <style:table-cell-properties fo:padding="0.097cm" fo:border-left="0.05pt solid #000000" fo:border-right="none" fo:border-top="none" fo:border-bottom="0.05pt solid #000000"/>
    </style:style>
    <style:style style:name="Testprotokoll.C3" style:family="table-cell">
      <style:table-cell-properties fo:padding="0.097cm" fo:border-left="0.05pt solid #000000" fo:border-right="none" fo:border-top="none" fo:border-bottom="0.05pt solid #000000"/>
    </style:style>
    <style:style style:name="Testprotokoll.D3" style:family="table-cell">
      <style:table-cell-properties fo:padding="0.097cm" fo:border-left="0.05pt solid #000000" fo:border-right="none" fo:border-top="none" fo:border-bottom="0.05pt solid #000000"/>
    </style:style>
    <style:style style:name="Testprotokoll.E3" style:family="table-cell">
      <style:table-cell-properties fo:padding="0.097cm" fo:border-left="0.05pt solid #000000" fo:border-right="0.05pt solid #000000" fo:border-top="none" fo:border-bottom="0.05pt solid #000000"/>
    </style:style>
    <style:style style:name="Testprotokoll.A4" style:family="table-cell">
      <style:table-cell-properties fo:padding="0.097cm" fo:border-left="0.05pt solid #000000" fo:border-right="none" fo:border-top="none" fo:border-bottom="0.05pt solid #000000"/>
    </style:style>
    <style:style style:name="Testprotokoll.B4" style:family="table-cell">
      <style:table-cell-properties fo:padding="0.097cm" fo:border-left="0.05pt solid #000000" fo:border-right="none" fo:border-top="none" fo:border-bottom="0.05pt solid #000000"/>
    </style:style>
    <style:style style:name="Testprotokoll.C4" style:family="table-cell">
      <style:table-cell-properties fo:padding="0.097cm" fo:border-left="0.05pt solid #000000" fo:border-right="none" fo:border-top="none" fo:border-bottom="0.05pt solid #000000"/>
    </style:style>
    <style:style style:name="Testprotokoll.D4" style:family="table-cell">
      <style:table-cell-properties fo:padding="0.097cm" fo:border-left="0.05pt solid #000000" fo:border-right="none" fo:border-top="none" fo:border-bottom="0.05pt solid #000000"/>
    </style:style>
    <style:style style:name="Testprotokoll.E4" style:family="table-cell">
      <style:table-cell-properties fo:padding="0.097cm" fo:border-left="0.05pt solid #000000" fo:border-right="0.05pt solid #000000" fo:border-top="none" fo:border-bottom="0.05pt solid #000000"/>
    </style:style>
    <style:style style:name="Testprotokoll.A5" style:family="table-cell">
      <style:table-cell-properties fo:padding="0.097cm" fo:border-left="0.05pt solid #000000" fo:border-right="none" fo:border-top="none" fo:border-bottom="0.05pt solid #000000"/>
    </style:style>
    <style:style style:name="Testprotokoll.B5" style:family="table-cell">
      <style:table-cell-properties fo:padding="0.097cm" fo:border-left="0.05pt solid #000000" fo:border-right="none" fo:border-top="none" fo:border-bottom="0.05pt solid #000000"/>
    </style:style>
    <style:style style:name="Testprotokoll.C5" style:family="table-cell">
      <style:table-cell-properties fo:padding="0.097cm" fo:border-left="0.05pt solid #000000" fo:border-right="none" fo:border-top="none" fo:border-bottom="0.05pt solid #000000"/>
    </style:style>
    <style:style style:name="Testprotokoll.D5" style:family="table-cell">
      <style:table-cell-properties fo:padding="0.097cm" fo:border-left="0.05pt solid #000000" fo:border-right="none" fo:border-top="none" fo:border-bottom="0.05pt solid #000000"/>
    </style:style>
    <style:style style:name="Testprotokoll.E5" style:family="table-cell">
      <style:table-cell-properties fo:padding="0.097cm" fo:border-left="0.05pt solid #000000" fo:border-right="0.05pt solid #000000" fo:border-top="none" fo:border-bottom="0.05pt solid #000000"/>
    </style:style>
    <style:style style:name="Testprotokoll.A6" style:family="table-cell">
      <style:table-cell-properties fo:padding="0.097cm" fo:border-left="0.05pt solid #000000" fo:border-right="none" fo:border-top="none" fo:border-bottom="0.05pt solid #000000"/>
    </style:style>
    <style:style style:name="Testprotokoll.B6" style:family="table-cell">
      <style:table-cell-properties fo:padding="0.097cm" fo:border-left="0.05pt solid #000000" fo:border-right="none" fo:border-top="none" fo:border-bottom="0.05pt solid #000000"/>
    </style:style>
    <style:style style:name="Testprotokoll.C6" style:family="table-cell">
      <style:table-cell-properties fo:padding="0.097cm" fo:border-left="0.05pt solid #000000" fo:border-right="none" fo:border-top="none" fo:border-bottom="0.05pt solid #000000"/>
    </style:style>
    <style:style style:name="Testprotokoll.D6" style:family="table-cell">
      <style:table-cell-properties fo:padding="0.097cm" fo:border-left="0.05pt solid #000000" fo:border-right="none" fo:border-top="none" fo:border-bottom="0.05pt solid #000000"/>
    </style:style>
    <style:style style:name="Testprotokoll.E6" style:family="table-cell">
      <style:table-cell-properties fo:padding="0.097cm" fo:border-left="0.05pt solid #000000" fo:border-right="0.05pt solid #000000" fo:border-top="none" fo:border-bottom="0.05pt solid #000000"/>
    </style:style>
    <style:style style:name="Testprotokoll.A7" style:family="table-cell">
      <style:table-cell-properties fo:padding="0.097cm" fo:border-left="0.05pt solid #000000" fo:border-right="none" fo:border-top="none" fo:border-bottom="0.05pt solid #000000"/>
    </style:style>
    <style:style style:name="Testprotokoll.B7" style:family="table-cell">
      <style:table-cell-properties fo:padding="0.097cm" fo:border-left="0.05pt solid #000000" fo:border-right="none" fo:border-top="none" fo:border-bottom="0.05pt solid #000000"/>
    </style:style>
    <style:style style:name="Testprotokoll.C7" style:family="table-cell">
      <style:table-cell-properties fo:padding="0.097cm" fo:border-left="0.05pt solid #000000" fo:border-right="none" fo:border-top="none" fo:border-bottom="0.05pt solid #000000"/>
    </style:style>
    <style:style style:name="Testprotokoll.D7" style:family="table-cell">
      <style:table-cell-properties fo:padding="0.097cm" fo:border-left="0.05pt solid #000000" fo:border-right="none" fo:border-top="none" fo:border-bottom="0.05pt solid #000000"/>
    </style:style>
    <style:style style:name="Testprotokoll.E7" style:family="table-cell">
      <style:table-cell-properties fo:padding="0.097cm" fo:border-left="0.05pt solid #000000" fo:border-right="0.05pt solid #000000" fo:border-top="none" fo:border-bottom="0.05pt solid #000000"/>
    </style:style>
    <style:style style:name="Testprotokoll.A8" style:family="table-cell">
      <style:table-cell-properties fo:padding="0.097cm" fo:border-left="0.05pt solid #000000" fo:border-right="none" fo:border-top="none" fo:border-bottom="0.05pt solid #000000"/>
    </style:style>
    <style:style style:name="Testprotokoll.B8" style:family="table-cell">
      <style:table-cell-properties fo:padding="0.097cm" fo:border-left="0.05pt solid #000000" fo:border-right="none" fo:border-top="none" fo:border-bottom="0.05pt solid #000000"/>
    </style:style>
    <style:style style:name="Testprotokoll.C8" style:family="table-cell">
      <style:table-cell-properties fo:padding="0.097cm" fo:border-left="0.05pt solid #000000" fo:border-right="none" fo:border-top="none" fo:border-bottom="0.05pt solid #000000"/>
    </style:style>
    <style:style style:name="Testprotokoll.D8" style:family="table-cell">
      <style:table-cell-properties fo:padding="0.097cm" fo:border-left="0.05pt solid #000000" fo:border-right="none" fo:border-top="none" fo:border-bottom="0.05pt solid #000000"/>
    </style:style>
    <style:style style:name="Testprotokoll.E8" style:family="table-cell">
      <style:table-cell-properties fo:padding="0.097cm" fo:border-left="0.05pt solid #000000" fo:border-right="0.05pt solid #000000" fo:border-top="none" fo:border-bottom="0.05pt solid #000000"/>
    </style:style>
    <style:style style:name="Testprotokoll.A9" style:family="table-cell">
      <style:table-cell-properties fo:padding="0.097cm" fo:border-left="0.05pt solid #000000" fo:border-right="none" fo:border-top="none" fo:border-bottom="0.05pt solid #000000"/>
    </style:style>
    <style:style style:name="Testprotokoll.B9" style:family="table-cell">
      <style:table-cell-properties fo:padding="0.097cm" fo:border-left="0.05pt solid #000000" fo:border-right="none" fo:border-top="none" fo:border-bottom="0.05pt solid #000000"/>
    </style:style>
    <style:style style:name="Testprotokoll.C9" style:family="table-cell">
      <style:table-cell-properties fo:padding="0.097cm" fo:border-left="0.05pt solid #000000" fo:border-right="none" fo:border-top="none" fo:border-bottom="0.05pt solid #000000"/>
    </style:style>
    <style:style style:name="Testprotokoll.D9" style:family="table-cell">
      <style:table-cell-properties fo:padding="0.097cm" fo:border-left="0.05pt solid #000000" fo:border-right="none" fo:border-top="none" fo:border-bottom="0.05pt solid #000000"/>
    </style:style>
    <style:style style:name="Testprotokoll.E9" style:family="table-cell">
      <style:table-cell-properties fo:padding="0.097cm" fo:border-left="0.05pt solid #000000" fo:border-right="0.05pt solid #000000" fo:border-top="none" fo:border-bottom="0.05pt solid #000000"/>
    </style:style>
    <style:style style:name="Testprotokoll.A10" style:family="table-cell">
      <style:table-cell-properties fo:padding="0.097cm" fo:border-left="0.05pt solid #000000" fo:border-right="none" fo:border-top="none" fo:border-bottom="0.05pt solid #000000"/>
    </style:style>
    <style:style style:name="Testprotokoll.B10" style:family="table-cell">
      <style:table-cell-properties fo:padding="0.097cm" fo:border-left="0.05pt solid #000000" fo:border-right="none" fo:border-top="none" fo:border-bottom="0.05pt solid #000000"/>
    </style:style>
    <style:style style:name="Testprotokoll.C10" style:family="table-cell">
      <style:table-cell-properties fo:padding="0.097cm" fo:border-left="0.05pt solid #000000" fo:border-right="none" fo:border-top="none" fo:border-bottom="0.05pt solid #000000"/>
    </style:style>
    <style:style style:name="Testprotokoll.D10" style:family="table-cell">
      <style:table-cell-properties fo:padding="0.097cm" fo:border-left="0.05pt solid #000000" fo:border-right="none" fo:border-top="none" fo:border-bottom="0.05pt solid #000000"/>
    </style:style>
    <style:style style:name="Testprotokoll.E10" style:family="table-cell">
      <style:table-cell-properties fo:padding="0.097cm" fo:border-left="0.05pt solid #000000" fo:border-right="0.05pt solid #000000" fo:border-top="none" fo:border-bottom="0.05pt solid #000000"/>
    </style:style>
    <style:style style:name="Testprotokoll.A11" style:family="table-cell">
      <style:table-cell-properties fo:padding="0.097cm" fo:border-left="0.05pt solid #000000" fo:border-right="none" fo:border-top="none" fo:border-bottom="0.05pt solid #000000"/>
    </style:style>
    <style:style style:name="Testprotokoll.B11" style:family="table-cell">
      <style:table-cell-properties fo:padding="0.097cm" fo:border-left="0.05pt solid #000000" fo:border-right="none" fo:border-top="none" fo:border-bottom="0.05pt solid #000000"/>
    </style:style>
    <style:style style:name="Testprotokoll.C11" style:family="table-cell">
      <style:table-cell-properties fo:padding="0.097cm" fo:border-left="0.05pt solid #000000" fo:border-right="none" fo:border-top="none" fo:border-bottom="0.05pt solid #000000"/>
    </style:style>
    <style:style style:name="Testprotokoll.D11" style:family="table-cell">
      <style:table-cell-properties fo:padding="0.097cm" fo:border-left="0.05pt solid #000000" fo:border-right="none" fo:border-top="none" fo:border-bottom="0.05pt solid #000000"/>
    </style:style>
    <style:style style:name="Testprotokoll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401cm" fo:margin-left="-0.199cm" table:align="left" style:writing-mode="lr-tb"/>
    </style:style>
    <style:style style:name="Tabelle2.A" style:family="table-column">
      <style:table-column-properties style:column-width="1.363cm"/>
    </style:style>
    <style:style style:name="Tabelle2.B" style:family="table-column">
      <style:table-column-properties style:column-width="7.608cm"/>
    </style:style>
    <style:style style:name="Tabelle2.C" style:family="table-column">
      <style:table-column-properties style:column-width="7.43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top" fo:background-color="#a6a6a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1" style:family="table-cell">
      <style:table-cell-properties style:vertical-align="top" fo:background-color="#a6a6a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2.A2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2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3" style:family="table">
      <style:table-properties style:width="16.002cm" table:align="margins" style:writing-mode="lr-tb"/>
    </style:style>
    <style:style style:name="Tabelle3.A" style:family="table-column">
      <style:table-column-properties style:column-width="3.2cm" style:rel-column-width="13107*"/>
    </style:style>
    <style:style style:name="Tabel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E1" style:family="table-cell">
      <style:table-cell-properties fo:background-color="#cccccc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none" fo:border-top="none" fo:border-bottom="0.05pt solid #000000"/>
    </style:style>
    <style:style style:name="Tabel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fo:padding="0.097cm" fo:border-left="0.05pt solid #000000" fo:border-right="none" fo:border-top="none" fo:border-bottom="0.05pt solid #000000"/>
    </style:style>
    <style:style style:name="Tabelle3.D3" style:family="table-cell">
      <style:table-cell-properties fo:padding="0.097cm" fo:border-left="0.05pt solid #000000" fo:border-right="none" fo:border-top="none" fo:border-bottom="0.05pt solid #000000"/>
    </style:style>
    <style:style style:name="Tabelle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none" fo:border-top="none" fo:border-bottom="0.05pt solid #000000"/>
    </style:style>
    <style:style style:name="Tabelle3.D4" style:family="table-cell">
      <style:table-cell-properties fo:padding="0.097cm" fo:border-left="0.05pt solid #000000" fo:border-right="none" fo:border-top="none" fo:border-bottom="0.05pt solid #000000"/>
    </style:style>
    <style:style style:name="Tabelle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none" fo:border-top="none" fo:border-bottom="0.05pt solid #000000"/>
    </style:style>
    <style:style style:name="Tabelle3.C5" style:family="table-cell">
      <style:table-cell-properties fo:padding="0.097cm" fo:border-left="0.05pt solid #000000" fo:border-right="none" fo:border-top="none" fo:border-bottom="0.05pt solid #000000"/>
    </style:style>
    <style:style style:name="Tabelle3.D5" style:family="table-cell">
      <style:table-cell-properties fo:padding="0.097cm" fo:border-left="0.05pt solid #000000" fo:border-right="none" fo:border-top="none" fo:border-bottom="0.05pt solid #000000"/>
    </style:style>
    <style:style style:name="Tabelle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6" style:family="table-cell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padding="0.097cm" fo:border-left="0.05pt solid #000000" fo:border-right="none" fo:border-top="none" fo:border-bottom="0.05pt solid #000000"/>
    </style:style>
    <style:style style:name="Tabelle3.C6" style:family="table-cell">
      <style:table-cell-properties fo:padding="0.097cm" fo:border-left="0.05pt solid #000000" fo:border-right="none" fo:border-top="none" fo:border-bottom="0.05pt solid #000000"/>
    </style:style>
    <style:style style:name="Tabelle3.D6" style:family="table-cell">
      <style:table-cell-properties fo:padding="0.097cm" fo:border-left="0.05pt solid #000000" fo:border-right="none" fo:border-top="none" fo:border-bottom="0.05pt solid #000000"/>
    </style:style>
    <style:style style:name="Tabelle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7" style:family="table-cell">
      <style:table-cell-properties fo:padding="0.097cm" fo:border-left="0.05pt solid #000000" fo:border-right="none" fo:border-top="none" fo:border-bottom="0.05pt solid #000000"/>
    </style:style>
    <style:style style:name="Tabelle3.B7" style:family="table-cell">
      <style:table-cell-properties fo:padding="0.097cm" fo:border-left="0.05pt solid #000000" fo:border-right="none" fo:border-top="none" fo:border-bottom="0.05pt solid #000000"/>
    </style:style>
    <style:style style:name="Tabelle3.C7" style:family="table-cell">
      <style:table-cell-properties fo:padding="0.097cm" fo:border-left="0.05pt solid #000000" fo:border-right="none" fo:border-top="none" fo:border-bottom="0.05pt solid #000000"/>
    </style:style>
    <style:style style:name="Tabelle3.D7" style:family="table-cell">
      <style:table-cell-properties fo:padding="0.097cm" fo:border-left="0.05pt solid #000000" fo:border-right="none" fo:border-top="none" fo:border-bottom="0.05pt solid #000000"/>
    </style:style>
    <style:style style:name="Tabelle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8" style:family="table-cell">
      <style:table-cell-properties fo:padding="0.097cm" fo:border-left="0.05pt solid #000000" fo:border-right="none" fo:border-top="none" fo:border-bottom="0.05pt solid #000000"/>
    </style:style>
    <style:style style:name="Tabelle3.B8" style:family="table-cell">
      <style:table-cell-properties fo:padding="0.097cm" fo:border-left="0.05pt solid #000000" fo:border-right="none" fo:border-top="none" fo:border-bottom="0.05pt solid #000000"/>
    </style:style>
    <style:style style:name="Tabelle3.C8" style:family="table-cell">
      <style:table-cell-properties fo:padding="0.097cm" fo:border-left="0.05pt solid #000000" fo:border-right="none" fo:border-top="none" fo:border-bottom="0.05pt solid #000000"/>
    </style:style>
    <style:style style:name="Tabelle3.D8" style:family="table-cell">
      <style:table-cell-properties fo:padding="0.097cm" fo:border-left="0.05pt solid #000000" fo:border-right="none" fo:border-top="none" fo:border-bottom="0.05pt solid #000000"/>
    </style:style>
    <style:style style:name="Tabelle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9" style:family="table-cell">
      <style:table-cell-properties fo:padding="0.097cm" fo:border-left="0.05pt solid #000000" fo:border-right="none" fo:border-top="none" fo:border-bottom="0.05pt solid #000000"/>
    </style:style>
    <style:style style:name="Tabelle3.B9" style:family="table-cell">
      <style:table-cell-properties fo:padding="0.097cm" fo:border-left="0.05pt solid #000000" fo:border-right="none" fo:border-top="none" fo:border-bottom="0.05pt solid #000000"/>
    </style:style>
    <style:style style:name="Tabelle3.C9" style:family="table-cell">
      <style:table-cell-properties fo:padding="0.097cm" fo:border-left="0.05pt solid #000000" fo:border-right="none" fo:border-top="none" fo:border-bottom="0.05pt solid #000000"/>
    </style:style>
    <style:style style:name="Tabelle3.D9" style:family="table-cell">
      <style:table-cell-properties fo:padding="0.097cm" fo:border-left="0.05pt solid #000000" fo:border-right="none" fo:border-top="none" fo:border-bottom="0.05pt solid #000000"/>
    </style:style>
    <style:style style:name="Tabelle3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0" style:family="table-cell">
      <style:table-cell-properties fo:padding="0.097cm" fo:border-left="0.05pt solid #000000" fo:border-right="none" fo:border-top="none" fo:border-bottom="0.05pt solid #000000"/>
    </style:style>
    <style:style style:name="Tabelle3.B10" style:family="table-cell">
      <style:table-cell-properties fo:padding="0.097cm" fo:border-left="0.05pt solid #000000" fo:border-right="none" fo:border-top="none" fo:border-bottom="0.05pt solid #000000"/>
    </style:style>
    <style:style style:name="Tabelle3.C10" style:family="table-cell">
      <style:table-cell-properties fo:padding="0.097cm" fo:border-left="0.05pt solid #000000" fo:border-right="none" fo:border-top="none" fo:border-bottom="0.05pt solid #000000"/>
    </style:style>
    <style:style style:name="Tabelle3.D10" style:family="table-cell">
      <style:table-cell-properties fo:padding="0.097cm" fo:border-left="0.05pt solid #000000" fo:border-right="none" fo:border-top="none" fo:border-bottom="0.05pt solid #000000"/>
    </style:style>
    <style:style style:name="Tabelle3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1" style:family="table-cell">
      <style:table-cell-properties fo:padding="0.097cm" fo:border-left="0.05pt solid #000000" fo:border-right="none" fo:border-top="none" fo:border-bottom="0.05pt solid #000000"/>
    </style:style>
    <style:style style:name="Tabelle3.B11" style:family="table-cell">
      <style:table-cell-properties fo:padding="0.097cm" fo:border-left="0.05pt solid #000000" fo:border-right="none" fo:border-top="none" fo:border-bottom="0.05pt solid #000000"/>
    </style:style>
    <style:style style:name="Tabelle3.C11" style:family="table-cell">
      <style:table-cell-properties fo:padding="0.097cm" fo:border-left="0.05pt solid #000000" fo:border-right="none" fo:border-top="none" fo:border-bottom="0.05pt solid #000000"/>
    </style:style>
    <style:style style:name="Tabelle3.D11" style:family="table-cell">
      <style:table-cell-properties fo:padding="0.097cm" fo:border-left="0.05pt solid #000000" fo:border-right="none" fo:border-top="none" fo:border-bottom="0.05pt solid #000000"/>
    </style:style>
    <style:style style:name="Tabelle3.E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text-align="justify" style:justify-single-word="false" style:snap-to-layout-grid="false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venir 65" style:font-name-complex="Avenir 65"/>
    </style:style>
    <style:style style:name="P5" style:family="paragraph" style:parent-style-name="Standard">
      <style:paragraph-properties style:snap-to-layout-grid="false"/>
      <style:text-properties style:font-name="Avenir 65" style:font-name-complex="Avenir 65"/>
    </style:style>
    <style:style style:name="P6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99pt solid #000000" fo:border-bottom="none">
        <style:tab-stops>
          <style:tab-stop style:position="9.657cm"/>
        </style:tab-stops>
      </style:paragraph-properties>
    </style:style>
    <style:style style:name="P7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8" style:family="paragraph" style:parent-style-name="Standard">
      <style:paragraph-properties fo:margin-top="0cm" fo:margin-bottom="0cm" fo:hyphenation-ladder-count="no-limit"/>
      <style:text-properties fo:hyphenate="true" fo:hyphenation-remain-char-count="2" fo:hyphenation-push-char-count="2"/>
    </style:style>
    <style:style style:name="P9" style:family="paragraph" style:parent-style-name="Standard">
      <style:paragraph-properties fo:margin-top="0cm" fo:margin-bottom="0cm" fo:hyphenation-ladder-count="no-limit" style:snap-to-layout-grid="false"/>
      <style:text-properties style:font-name="Avenir 65" style:font-name-complex="Avenir 65" fo:hyphenate="true" fo:hyphenation-remain-char-count="2" fo:hyphenation-push-char-count="2"/>
    </style:style>
    <style:style style:name="P10" style:family="paragraph" style:parent-style-name="TOA_20_Heading">
      <style:paragraph-properties fo:break-before="page"/>
    </style:style>
    <style:style style:name="P11" style:family="paragraph" style:parent-style-name="Standard" style:list-style-name="L1">
      <style:paragraph-properties style:snap-to-layout-grid="false"/>
    </style:style>
    <style:style style:name="P12" style:family="paragraph" style:parent-style-name="Standard" style:list-style-name="L1">
      <style:paragraph-properties style:snap-to-layout-grid="false"/>
      <style:text-properties style:font-name-asian="Arial"/>
    </style:style>
    <style:style style:name="P13" style:family="paragraph" style:parent-style-name="Standard" style:list-style-name="L2">
      <style:paragraph-properties style:snap-to-layout-grid="false"/>
      <style:text-properties style:font-name-asian="Arial"/>
    </style:style>
    <style:style style:name="P14" style:family="paragraph" style:parent-style-name="Standard" style:list-style-name="L19">
      <style:paragraph-properties style:snap-to-layout-grid="false"/>
      <style:text-properties style:font-name-asian="Arial"/>
    </style:style>
    <style:style style:name="P15" style:family="paragraph" style:parent-style-name="Standard" style:list-style-name="L2">
      <style:paragraph-properties style:snap-to-layout-grid="false"/>
    </style:style>
    <style:style style:name="P16" style:family="paragraph" style:parent-style-name="Standard" style:list-style-name="L5">
      <style:paragraph-properties style:snap-to-layout-grid="false"/>
    </style:style>
    <style:style style:name="P17" style:family="paragraph" style:parent-style-name="Standard" style:list-style-name="L6">
      <style:paragraph-properties style:snap-to-layout-grid="false"/>
    </style:style>
    <style:style style:name="P18" style:family="paragraph" style:parent-style-name="Standard" style:list-style-name="L6">
      <style:paragraph-properties style:snap-to-layout-grid="false"/>
      <style:text-properties style:font-name="Arial"/>
    </style:style>
    <style:style style:name="P19" style:family="paragraph" style:parent-style-name="Standard" style:list-style-name="L7">
      <style:paragraph-properties style:snap-to-layout-grid="false"/>
    </style:style>
    <style:style style:name="P20" style:family="paragraph" style:parent-style-name="Standard" style:list-style-name="L9">
      <style:paragraph-properties style:snap-to-layout-grid="false"/>
    </style:style>
    <style:style style:name="P21" style:family="paragraph" style:parent-style-name="Standard" style:list-style-name="L11">
      <style:paragraph-properties style:snap-to-layout-grid="false"/>
    </style:style>
    <style:style style:name="P22" style:family="paragraph" style:parent-style-name="Standard" style:list-style-name="L16">
      <style:paragraph-properties style:snap-to-layout-grid="false"/>
    </style:style>
    <style:style style:name="P23" style:family="paragraph" style:parent-style-name="Standard">
      <style:paragraph-properties style:snap-to-layout-grid="false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venir 65" style:font-name-complex="Avenir 65"/>
    </style:style>
    <style:style style:name="P25" style:family="paragraph" style:parent-style-name="Standard">
      <style:paragraph-properties style:snap-to-layout-grid="false"/>
      <style:text-properties style:font-name="Avenir 65" style:font-name-complex="Avenir 65"/>
    </style:style>
    <style:style style:name="P26" style:family="paragraph" style:parent-style-name="Standard">
      <style:paragraph-properties fo:text-align="justify" style:justify-single-word="false" style:snap-to-layout-grid="false"/>
    </style:style>
    <style:style style:name="P27" style:family="paragraph" style:parent-style-name="Standard" style:list-style-name="L19">
      <style:paragraph-properties style:snap-to-layout-grid="false"/>
    </style:style>
    <style:style style:name="P28" style:family="paragraph" style:parent-style-name="Standard" style:master-page-name="Standard">
      <style:paragraph-properties style:page-number="auto"/>
    </style:style>
    <style:style style:name="P29" style:family="paragraph" style:parent-style-name="Standard" style:list-style-name="WW8Num5">
      <style:paragraph-properties fo:margin-top="0cm" fo:margin-bottom="0cm" fo:hyphenation-ladder-count="no-limit"/>
      <style:text-properties fo:hyphenate="true" fo:hyphenation-remain-char-count="2" fo:hyphenation-push-char-count="2"/>
    </style:style>
    <style:style style:name="P30" style:family="paragraph" style:parent-style-name="Standard" style:list-style-name="WW8Num4">
      <style:paragraph-properties fo:margin-top="0cm" fo:margin-bottom="0cm" fo:hyphenation-ladder-count="no-limit"/>
      <style:text-properties fo:hyphenate="true" fo:hyphenation-remain-char-count="2" fo:hyphenation-push-char-count="2"/>
    </style:style>
    <style:style style:name="P31" style:family="paragraph" style:parent-style-name="Standard" style:list-style-name="L3">
      <style:paragraph-properties fo:margin-top="0cm" fo:margin-bottom="0cm" fo:hyphenation-ladder-count="no-limit"/>
      <style:text-properties fo:hyphenate="true" fo:hyphenation-remain-char-count="2" fo:hyphenation-push-char-count="2"/>
    </style:style>
    <style:style style:name="P32" style:family="paragraph" style:parent-style-name="Standard" style:list-style-name="L4">
      <style:paragraph-properties fo:margin-top="0cm" fo:margin-bottom="0cm" fo:hyphenation-ladder-count="no-limit"/>
      <style:text-properties fo:hyphenate="true" fo:hyphenation-remain-char-count="2" fo:hyphenation-push-char-count="2"/>
    </style:style>
    <style:style style:name="P33" style:family="paragraph" style:parent-style-name="Standard" style:list-style-name="L8">
      <style:paragraph-properties fo:margin-top="0cm" fo:margin-bottom="0cm" fo:hyphenation-ladder-count="no-limit"/>
      <style:text-properties fo:hyphenate="true" fo:hyphenation-remain-char-count="2" fo:hyphenation-push-char-count="2"/>
    </style:style>
    <style:style style:name="P34" style:family="paragraph" style:parent-style-name="Standard" style:list-style-name="L10">
      <style:paragraph-properties fo:margin-top="0cm" fo:margin-bottom="0cm" fo:hyphenation-ladder-count="no-limit"/>
      <style:text-properties fo:hyphenate="true" fo:hyphenation-remain-char-count="2" fo:hyphenation-push-char-count="2"/>
    </style:style>
    <style:style style:name="P35" style:family="paragraph" style:parent-style-name="Standard" style:list-style-name="L12">
      <style:paragraph-properties fo:margin-top="0cm" fo:margin-bottom="0cm" fo:hyphenation-ladder-count="no-limit"/>
      <style:text-properties fo:hyphenate="true" fo:hyphenation-remain-char-count="2" fo:hyphenation-push-char-count="2"/>
    </style:style>
    <style:style style:name="P36" style:family="paragraph" style:parent-style-name="Standard" style:list-style-name="L13">
      <style:paragraph-properties fo:margin-top="0cm" fo:margin-bottom="0cm" fo:hyphenation-ladder-count="no-limit"/>
      <style:text-properties fo:hyphenate="true" fo:hyphenation-remain-char-count="2" fo:hyphenation-push-char-count="2"/>
    </style:style>
    <style:style style:name="P37" style:family="paragraph" style:parent-style-name="Standard" style:list-style-name="L14">
      <style:paragraph-properties fo:margin-top="0cm" fo:margin-bottom="0cm" fo:hyphenation-ladder-count="no-limit"/>
      <style:text-properties fo:hyphenate="true" fo:hyphenation-remain-char-count="2" fo:hyphenation-push-char-count="2"/>
    </style:style>
    <style:style style:name="P38" style:family="paragraph" style:parent-style-name="Standard" style:list-style-name="L15">
      <style:paragraph-properties fo:margin-top="0cm" fo:margin-bottom="0cm" fo:hyphenation-ladder-count="no-limit"/>
      <style:text-properties fo:hyphenate="true" fo:hyphenation-remain-char-count="2" fo:hyphenation-push-char-count="2"/>
    </style:style>
    <style:style style:name="P39" style:family="paragraph" style:parent-style-name="Standard" style:list-style-name="L17">
      <style:paragraph-properties fo:margin-top="0cm" fo:margin-bottom="0cm" fo:hyphenation-ladder-count="no-limit"/>
      <style:text-properties fo:hyphenate="true" fo:hyphenation-remain-char-count="2" fo:hyphenation-push-char-count="2"/>
    </style:style>
    <style:style style:name="P40" style:family="paragraph" style:parent-style-name="Standard" style:list-style-name="L18">
      <style:paragraph-properties fo:margin-top="0cm" fo:margin-bottom="0cm" fo:hyphenation-ladder-count="no-limit"/>
      <style:text-properties fo:hyphenate="true" fo:hyphenation-remain-char-count="2" fo:hyphenation-push-char-count="2"/>
    </style:style>
    <style:style style:name="P41" style:family="paragraph" style:parent-style-name="TOA_20_Heading">
      <style:paragraph-properties fo:break-before="page"/>
    </style:style>
    <style:style style:name="T1" style:family="text">
      <style:text-properties fo:font-size="10pt" fo:font-style="normal" style:font-size-asian="10pt" style:font-style-asian="normal" style:font-size-complex="10pt"/>
    </style:style>
    <style:style style:name="T2" style:family="text">
      <style:text-properties fo:font-size="10pt" fo:font-style="normal" style:font-name-asian="Arial" style:font-size-asian="10pt" style:font-style-asian="normal" style:font-size-complex="10pt"/>
    </style:style>
    <style:style style:name="T3" style:family="text">
      <style:text-properties style:font-size-complex="10pt"/>
    </style:style>
    <style:style style:name="T4" style:family="text">
      <style:text-properties style:font-name-asian="Arial"/>
    </style:style>
    <style:style style:name="T5" style:family="text">
      <style:text-properties style:font-name-asian="Arial" style:font-size-complex="10pt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Courier New1"/>
    </style:style>
    <style:style style:name="T8" style:family="text">
      <style:text-properties style:font-name="Courier New1" style:font-name-asian="Arial"/>
    </style:style>
    <style:style style:name="T9" style:family="text">
      <style:text-properties style:font-name="Arial"/>
    </style:style>
    <style:style style:name="T10" style:family="text">
      <style:text-properties style:font-name="Arial" fo:font-weight="normal" style:font-weight-asian="normal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Standard"/>
      <text:p text:style-name="Standard"/>
      <text:p text:style-name="Standard"/>
      <text:p text:style-name="P7"><text:span text:style-name="T6">Testprotokoll</text:span><text:line-break/><text:line-break/></text:p>
      <text:p text:style-name="Standard"/>
      <text:p text:style-name="Standard"><text:line-break/><text:line-break/><text:line-break/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ection text:style-name="Sect1" text:name="Bereich1">
        <text:p text:style-name="P10"><text:span text:style-name="T11"><text:line-break/></text:span>Testfälle (Benutzersicht)</text:p>
      </text:section>
      <text:section text:style-name="Sect2" text:name="Bereich3"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elle1.1">
            <table:table-cell table:style-name="Tabelle1.A1" office:value-type="string">
              <text:p text:style-name="P4">Nr.</text:p>
            </table:table-cell>
            <table:table-cell table:style-name="Tabelle1.A1" office:value-type="string">
              <text:p text:style-name="P4">Testfall</text:p>
            </table:table-cell>
            <table:table-cell table:style-name="Tabelle1.C1" office:value-type="string">
              <text:p text:style-name="P4">Erwartungen</text:p>
            </table:table-cell>
          </table:table-row>
          <table:table-row table:style-name="Tabelle1.1">
            <table:table-cell table:style-name="Tabelle1.A2" office:value-type="string">
              <text:p text:style-name="P3">1</text:p>
            </table:table-cell>
            <table:table-cell table:style-name="Tabelle1.A2" office:value-type="string">
              <text:p text:style-name="P5">Datenbank</text:p>
            </table:table-cell>
            <table:table-cell table:style-name="Tabelle1.C2" office:value-type="string">
              <text:p text:style-name="P2"/>
            </table:table-cell>
          </table:table-row>
          <table:table-row table:style-name="Tabelle1.1">
            <table:table-cell table:style-name="Tabelle1.A3" office:value-type="string">
              <text:p text:style-name="P3">1.1</text:p>
            </table:table-cell>
            <table:table-cell table:style-name="Tabelle1.B3" office:value-type="string">
              <text:p text:style-name="P2">Start Datenbank:</text:p>
              <text:list xml:id="list41169595" text:style-name="WW8Num5">
                <text:list-item>
                  <text:p text:style-name="P29">Sind die lokalen Netzwerk Ports geöffnet?</text:p>
                </text:list-item>
                <text:list-item>
                  <text:p text:style-name="P29">Dos-Fenster gestartet?</text:p>
                </text:list-item>
              </text:list>
            </table:table-cell>
            <table:table-cell table:style-name="Tabelle1.C3" office:value-type="string">
              <text:list xml:id="list41189734" text:style-name="L1">
                <text:list-item>
                  <text:p text:style-name="P12">Port 127.0.0.1:2424 &amp; 127.0.0.1:2480 wird abgehört <text:line-break/>(netstat -an)</text:p>
                </text:list-item>
                <text:list-item>
                  <text:p text:style-name="P11"><text:span text:style-name="T4">DOS-Fenster bleibt erhalten und die letzte Zeile lautet:<text:line-break/></text:span><text:span text:style-name="T8">Listening for distributed nodes on IP multicast /235.1.1.1:2424</text:span></text:p>
                </text:list-item>
              </text:list>
            </table:table-cell>
          </table:table-row>
          <table:table-row table:style-name="Tabelle1.1">
            <table:table-cell table:style-name="Tabelle1.A4" office:value-type="string">
              <text:p text:style-name="P3">1.2</text:p>
            </table:table-cell>
            <table:table-cell table:style-name="Tabelle1.B4" office:value-type="string">
              <text:p text:style-name="P2">Stop<text:span text:style-name="T4"> Datenbank</text:span>:</text:p>
              <text:list xml:id="list41187512" text:style-name="WW8Num4">
                <text:list-item>
                  <text:p text:style-name="P30">Sind die lokalen Netzwerk Port geschlossen?</text:p>
                </text:list-item>
                <text:list-item>
                  <text:p text:style-name="P30">DOS-Fenster</text:p>
                </text:list-item>
              </text:list>
            </table:table-cell>
            <table:table-cell table:style-name="Tabelle1.C4" office:value-type="string">
              <text:list xml:id="list41167065" text:style-name="L2">
                <text:list-item>
                  <text:p text:style-name="P13">Port 2424 und 2480 nicht mehr geöffnet (keinen Eintrag mit netstat -an)</text:p>
                </text:list-item>
                <text:list-item>
                  <text:p text:style-name="P15"><text:span text:style-name="T4">DOS-Fenster bleibt erhalten und die letzte Zeile lautet:<text:line-break/></text:span><text:span text:style-name="T8">PAUSE</text:span></text:p>
                </text:list-item>
              </text:list>
            </table:table-cell>
          </table:table-row>
          <table:table-row table:style-name="Tabelle1.1">
            <table:table-cell table:style-name="Tabelle1.A2" office:value-type="string">
              <text:p text:style-name="P3">2</text:p>
            </table:table-cell>
            <table:table-cell table:style-name="Tabelle1.A2" office:value-type="string">
              <text:p text:style-name="P5">Backend</text:p>
            </table:table-cell>
            <table:table-cell table:style-name="Tabelle1.C2" office:value-type="string">
              <text:p text:style-name="P2"/>
            </table:table-cell>
          </table:table-row>
          <table:table-row table:style-name="Tabelle1.1">
            <table:table-cell table:style-name="Tabelle1.A6" office:value-type="string">
              <text:p text:style-name="P3">2.1</text:p>
            </table:table-cell>
            <table:table-cell table:style-name="Tabelle1.A6" office:value-type="string">
              <text:p text:style-name="P8">Vorbedingungen: </text:p>
              <text:list xml:id="list41171627" text:style-name="L3">
                <text:list-item>
                  <text:p text:style-name="P31">Datenbank gestartet</text:p>
                </text:list-item>
              </text:list>
              <text:p text:style-name="P8"/>
              <text:p text:style-name="P8">Start Backend:</text:p>
              <text:list xml:id="list41187312" text:style-name="L4">
                <text:list-item>
                  <text:p text:style-name="P32">Dos-Fenster gestartet?</text:p>
                </text:list-item>
                <text:list-item>
                  <text:p text:style-name="P32">Logdatei</text:p>
                </text:list-item>
                <text:list-item>
                  <text:p text:style-name="P32">Initialstart: Wurden die Datenbanken angelegt?</text:p>
                </text:list-item>
              </text:list>
              <text:p text:style-name="P8"/>
            </table:table-cell>
            <table:table-cell table:style-name="Tabelle1.C6" office:value-type="string">
              <text:list xml:id="list41191027" text:style-name="L5">
                <text:list-item>
                  <text:p text:style-name="P16">DOS-Fenster bleibt erhalten mit der Meldung:<text:line-break/><text:span text:style-name="T7">Mashup Backend is running...</text:span></text:p>
                </text:list-item>
              </text:list>
              <text:list xml:id="list41184421" text:style-name="L6">
                <text:list-item>
                  <text:p text:style-name="P17"><text:span text:style-name="T9">Loggdatei wurde im Format log_&lt;heutiges Datum&gt;.txt im Ordner log angelegt<text:line-break/></text:span><text:span text:style-name="T10">→</text:span><text:span text:style-name="T9"> bei Fehler wird Error-Logdatei im Format error_&lt;heutiges Datum&gt;.txt angelegt</text:span></text:p>
                </text:list-item>
                <text:list-item>
                  <text:p text:style-name="P18">Im Verzeichnis db/orientdb-&lt;version&gt;/databases müssten die Ordner „mashups“ und „users“ angelegt worden sein</text:p>
                </text:list-item>
              </text:list>
            </table:table-cell>
          </table:table-row>
          <table:table-row table:style-name="Tabelle1.1">
            <table:table-cell table:style-name="Tabelle1.A6" office:value-type="string">
              <text:p text:style-name="P3">2.2</text:p>
            </table:table-cell>
            <table:table-cell table:style-name="Tabelle1.A6" office:value-type="string">
              <text:p text:style-name="P8">Stop Backend:</text:p>
              <text:p text:style-name="P8">1. Dos-Fenster</text:p>
            </table:table-cell>
            <table:table-cell table:style-name="Tabelle1.C6" office:value-type="string">
              <text:list xml:id="list41195213" text:style-name="L7">
                <text:list-item>
                  <text:p text:style-name="P19">DOS-Fenster bleibt erhalten und die letzte Zeile lautet:<text:line-break/><text:span text:style-name="T7">Mashup Backend is stopped!</text:span></text:p>
                </text:list-item>
              </text:list>
            </table:table-cell>
          </table:table-row>
          <table:table-row table:style-name="Tabelle1.1">
            <table:table-cell table:style-name="Tabelle1.A6" office:value-type="string">
              <text:p text:style-name="P3">2.3</text:p>
            </table:table-cell>
            <table:table-cell table:style-name="Tabelle1.A6" office:value-type="string">
              <text:p text:style-name="P8">Ablage:</text:p>
              <text:list xml:id="list41192526" text:style-name="L8">
                <text:list-item>
                  <text:p text:style-name="P33">Wurden die Cache Dateien an<text:soft-page-break/>gelegt?</text:p>
                </text:list-item>
                <text:list-item>
                  <text:p text:style-name="P33">Wurde der Mashup-Inhalt in die Datenbank übertragen?</text:p>
                </text:list-item>
              </text:list>
            </table:table-cell>
            <table:table-cell table:style-name="Tabelle1.C6" office:value-type="string">
              <text:list xml:id="list41185613" text:style-name="L9">
                <text:list-item>
                  <text:p text:style-name="P20">Jeder Mashup generiert nach dem Start des Backend Cache <text:soft-page-break/>Dateien im Verzeichnis cache/ mit dem Mashup-Namen.</text:p>
                </text:list-item>
                <text:list-item>
                  <text:p text:style-name="P20">Über das OrientDB Studio <text:a xlink:type="simple" xlink:href="http://localhost:2480/">http://localhost:2480</text:a> lässt sich der Mashup-Inhalt überprüfen</text:p>
                </text:list-item>
              </text:list>
            </table:table-cell>
          </table:table-row>
          <table:table-row table:style-name="Tabelle1.1">
            <table:table-cell table:style-name="Tabelle1.A6" office:value-type="string">
              <text:p text:style-name="P3">2.4</text:p>
            </table:table-cell>
            <table:table-cell table:style-name="Tabelle1.A6" office:value-type="string">
              <text:p text:style-name="P8">Mashup-Properties:</text:p>
              <text:list xml:id="list41176438" text:style-name="L10">
                <text:list-item>
                  <text:p text:style-name="P34">Änderung des Mashup-Namens</text:p>
                </text:list-item>
                <text:list-item>
                  <text:p text:style-name="P34">Änderung der primären Quelle</text:p>
                </text:list-item>
                <text:list-item>
                  <text:p text:style-name="P34">Änderung der Limits</text:p>
                </text:list-item>
              </text:list>
            </table:table-cell>
            <table:table-cell table:style-name="Tabelle1.C6" office:value-type="string">
              <text:list xml:id="list41174137" text:style-name="L11">
                <text:list-item>
                  <text:p text:style-name="P21">Der neue Mashup-Name darf die Stabilität/Funktion des Plattform nicht beeinträchtigen<text:line-break/>→ Neuer Name muss auf der Weboberfläche ersichtlich sein</text:p>
                </text:list-item>
                <text:list-item>
                  <text:p text:style-name="P21">Die Inhalte werden durch die neue Quelle ersetzt</text:p>
                </text:list-item>
                <text:list-item>
                  <text:p text:style-name="P21">Stabilität/Funktion darf nicht beeinträchtigt werden. Weboberfläche wird entsprechend den neu gesetzten Limits aktualisiert</text:p>
                </text:list-item>
              </text:list>
            </table:table-cell>
          </table:table-row>
          <table:table-row table:style-name="Tabelle1.1">
            <table:table-cell table:style-name="Tabelle1.A10" office:value-type="string">
              <text:p text:style-name="P3">3</text:p>
            </table:table-cell>
            <table:table-cell table:style-name="Tabelle1.A10" office:value-type="string">
              <text:p text:style-name="P9">Webumgebung</text:p>
            </table:table-cell>
            <table:table-cell table:style-name="Tabelle1.C10" office:value-type="string">
              <text:p text:style-name="P2"/>
            </table:table-cell>
          </table:table-row>
          <table:table-row table:style-name="Tabelle1.1">
            <table:table-cell table:style-name="Tabelle1.A6" office:value-type="string">
              <text:p text:style-name="P3">3.1</text:p>
            </table:table-cell>
            <table:table-cell table:style-name="Tabelle1.A6" office:value-type="string">
              <text:p text:style-name="P8">Vorbedingungen: </text:p>
              <text:list xml:id="list41186860" text:style-name="L12">
                <text:list-item>
                  <text:p text:style-name="P35">Datenbank gestartet</text:p>
                </text:list-item>
                <text:list-item>
                  <text:p text:style-name="P35">Backend gestartet</text:p>
                  <text:p text:style-name="P35"/>
                </text:list-item>
              </text:list>
              <text:p text:style-name="P8">Start Tomcat:</text:p>
              <text:list xml:id="list41169235" text:style-name="L13">
                <text:list-item>
                  <text:p text:style-name="P36">Dos-Fenster gestartet?</text:p>
                </text:list-item>
                <text:list-item>
                  <text:p text:style-name="P36">Wurden die Netzwerk-Ports geöffnet?</text:p>
                </text:list-item>
                <text:list-item>
                  <text:p text:style-name="P36">Apache Tomcat Defaultseite erreichbar?</text:p>
                </text:list-item>
                <text:list-item>
                  <text:p text:style-name="P36">WebApp „MP_final“ erreichbar?</text:p>
                </text:list-item>
              </text:list>
            </table:table-cell>
            <table:table-cell table:style-name="Tabelle1.C6" office:value-type="string">
              <text:list xml:id="list41441440" text:continue-list="list41191027" text:style-name="L5">
                <text:list-item text:start-value="1">
                  <text:p text:style-name="P16">DOS-Fenster bleibt erhalten mit der Meldung:<text:line-break/><text:span text:style-name="T7">INFO: Server startup in &lt;time&gt; ms</text:span></text:p>
                </text:list-item>
                <text:list-item>
                  <text:p text:style-name="P16">TCP Port 0.0.0.0:8180 &amp; 0.0.0.0:8109 müssen auf Verbindungen warten (netstat -an)</text:p>
                </text:list-item>
                <text:list-item>
                  <text:p text:style-name="P16">Beim Öffnen der URL „<text:a xlink:type="simple" xlink:href="https://localhost:8180/">http://localhost:8180</text:a>“ sollte die Standardseite von Apache Tomcat angezeigt werden</text:p>
                </text:list-item>
                <text:list-item>
                  <text:p text:style-name="P16">Beim Öffnen der URL „<text:a xlink:type="simple" xlink:href="http://localhost:8180/MP_final/">http://localhost:8180/MP_final/</text:a>“ sollte eine Übersichtseite mit allen bestehenden Mashups angezeigt werden.</text:p>
                </text:list-item>
              </text:list>
            </table:table-cell>
          </table:table-row>
          <table:table-row table:style-name="Tabelle1.1">
            <table:table-cell table:style-name="Tabelle1.A6" office:value-type="string">
              <text:p text:style-name="P3">3.2</text:p>
            </table:table-cell>
            <table:table-cell table:style-name="Tabelle1.A6" office:value-type="string">
              <text:p text:style-name="P8">Mashup-Overview:</text:p>
              <text:list xml:id="list41193933" text:style-name="L14">
                <text:list-item>
                  <text:p text:style-name="P37">Anzeige fehlerfrei?</text:p>
                </text:list-item>
                <text:list-item>
                  <text:p text:style-name="P37">Filter-Funktionen aktiv?</text:p>
                </text:list-item>
                <text:list-item>
                  <text:p text:style-name="P37">Suchfunktion aktiv?</text:p>
                </text:list-item>
                <text:list-item>
                  <text:p text:style-name="P37">Link „Show“ funktionstüchtig?</text:p>
                </text:list-item>
              </text:list>
              <text:list xml:id="list41185930" text:style-name="L15">
                <text:list-header>
                  <text:p text:style-name="P38"/>
                </text:list-header>
              </text:list>
            </table:table-cell>
            <table:table-cell table:style-name="Tabelle1.C6" office:value-type="string">
              <text:list xml:id="list41181705" text:style-name="L16">
                <text:list-item>
                  <text:p text:style-name="P22">Design und Layout fehlerfrei mit IE &amp; Firefox</text:p>
                </text:list-item>
                <text:list-item>
                  <text:p text:style-name="P22">Alle Filter-Funktionen reagieren auf Input (ohne Nachladen der Seite)</text:p>
                </text:list-item>
                <text:list-item>
                  <text:p text:style-name="P22">Suchfunktion muss auf Input reagieren (ohne Nachladen <text:soft-page-break/>der Seite). Alle Felder werden in die Suche miteinbezogen</text:p>
                </text:list-item>
                <text:list-item>
                  <text:p text:style-name="P22">Der Link muss bei allen aufgelisteten Mashups erscheinen und auf den korrekten Mashup verweisen</text:p>
                </text:list-item>
              </text:list>
            </table:table-cell>
          </table:table-row>
          <table:table-row table:style-name="Tabelle1.1">
            <table:table-cell table:style-name="Tabelle1.A6" office:value-type="string">
              <text:p text:style-name="P3">3.3</text:p>
            </table:table-cell>
            <table:table-cell table:style-name="Tabelle1.A6" office:value-type="string">
              <text:p text:style-name="P8">Mashup-Page/Template:</text:p>
              <text:list xml:id="list41178583" text:style-name="L17">
                <text:list-item>
                  <text:p text:style-name="P39">Prüfen des Inhalts</text:p>
                </text:list-item>
                <text:list-item>
                  <text:p text:style-name="P39">Prüfen der Links</text:p>
                </text:list-item>
                <text:list-item>
                  <text:p text:style-name="P39">Prüfen des Pagination</text:p>
                </text:list-item>
              </text:list>
            </table:table-cell>
            <table:table-cell table:style-name="Tabelle1.C6" office:value-type="string">
              <text:list xml:id="list41431447" text:continue-list="list41181705" text:style-name="L16">
                <text:list-item text:start-value="1">
                  <text:p text:style-name="P22">Stimmt der Inhalt mit dem Inhalt in der DB überein</text:p>
                </text:list-item>
                <text:list-item>
                  <text:p text:style-name="P22">Keine Dead-Links, Links stimmt mit Bild/Text überein</text:p>
                </text:list-item>
                <text:list-item>
                  <text:p text:style-name="P22">Es kann durch den Mashup geblättert werden. Die Anzahl Seiten sind in den Properties limitiert. Die Links müssen auf auf Dead-Links geprüft werden.</text:p>
                </text:list-item>
              </text:list>
            </table:table-cell>
          </table:table-row>
          <table:table-row table:style-name="Tabelle1.1">
            <table:table-cell table:style-name="Tabelle1.A6" office:value-type="string">
              <text:p text:style-name="P3">3.4</text:p>
            </table:table-cell>
            <table:table-cell table:style-name="Tabelle1.A6" office:value-type="string">
              <text:p text:style-name="P8">Menü: </text:p>
              <text:list xml:id="list41192765" text:style-name="L18">
                <text:list-item>
                  <text:p text:style-name="P40">Runterklappen/Hochklappen</text:p>
                </text:list-item>
                <text:list-item>
                  <text:p text:style-name="P40">Login</text:p>
                </text:list-item>
                <text:list-item>
                  <text:p text:style-name="P40">Logout</text:p>
                </text:list-item>
              </text:list>
            </table:table-cell>
            <table:table-cell table:style-name="Tabelle1.C6" office:value-type="string">
              <text:list xml:id="list41413577" text:continue-list="list41431447" text:style-name="L16">
                <text:list-item text:start-value="1">
                  <text:p text:style-name="P22">Menü muss auch beim Wechsel auf andere Seiten die Darstellung beibehalten</text:p>
                </text:list-item>
                <text:list-item>
                  <text:p text:style-name="P22">Nach Login erweitertert sich das Menü um den Eintrag „Account“. </text:p>
                </text:list-item>
                <text:list-item>
                  <text:p text:style-name="P22">Nach Logout soll man wieder aus die Mashup-Overview Seite gelangen.<text:line-break/>Das Menü ändert sich in den Ursprung.</text:p>
                </text:list-item>
              </text:list>
            </table:table-cell>
          </table:table-row>
        </table:table>
        <text:p text:style-name="P10">Testprotokoll (Benutzersicht)</text:p>
        <table:table table:name="Testprotokoll" table:style-name="Testprotokoll">
          <table:table-column table:style-name="Testprotokoll.A" table:number-columns-repeated="5"/>
          <table:table-row>
            <table:table-cell table:style-name="Testprotokoll.A1" office:value-type="string">
              <text:p text:style-name="Table_20_Heading">Testfallnr.</text:p>
            </table:table-cell>
            <table:table-cell table:style-name="Testprotokoll.A1" office:value-type="string">
              <text:p text:style-name="Table_20_Heading">Programm Release</text:p>
            </table:table-cell>
            <table:table-cell table:style-name="Testprotokoll.A1" office:value-type="string">
              <text:p text:style-name="Table_20_Heading">Datum</text:p>
            </table:table-cell>
            <table:table-cell table:style-name="Testprotokoll.A1" office:value-type="string">
              <text:p text:style-name="Table_20_Heading">Tester</text:p>
            </table:table-cell>
            <table:table-cell table:style-name="Testprotokoll.E1" office:value-type="string">
              <text:p text:style-name="Table_20_Heading">Resultat</text:p>
            </table:table-cell>
          </table:table-row>
          <table:table-row>
            <table:table-cell table:style-name="Testprotokoll.D11" office:value-type="string">
              <text:p text:style-name="Table_20_Contents">1.1</text:p>
            </table:table-cell>
            <table:table-cell table:style-name="Testprotokoll.D11" office:value-type="string">
              <text:p text:style-name="Table_20_Contents">0.1</text:p>
            </table:table-cell>
            <table:table-cell table:style-name="Testprotokoll.D11" office:value-type="string">
              <text:p text:style-name="Table_20_Contents">9.12.2011</text:p>
            </table:table-cell>
            <table:table-cell table:style-name="Testprotokoll.D11" office:value-type="string">
              <text:p text:style-name="Table_20_Contents">Jan</text:p>
            </table:table-cell>
            <table:table-cell table:style-name="Testprotokoll.E11" office:value-type="string">
              <text:p text:style-name="Table_20_Contents">OK</text:p>
            </table:table-cell>
          </table:table-row>
          <table:table-row>
            <table:table-cell table:style-name="Testprotokoll.D11" office:value-type="string">
              <text:p text:style-name="Table_20_Contents">1.2</text:p>
            </table:table-cell>
            <table:table-cell table:style-name="Testprotokoll.D11" office:value-type="string">
              <text:p text:style-name="Table_20_Contents">0.1</text:p>
            </table:table-cell>
            <table:table-cell table:style-name="Testprotokoll.D11" office:value-type="string">
              <text:p text:style-name="Table_20_Contents">9.12.201</text:p>
            </table:table-cell>
            <table:table-cell table:style-name="Testprotokoll.D11" office:value-type="string">
              <text:p text:style-name="Table_20_Contents">Jan</text:p>
            </table:table-cell>
            <table:table-cell table:style-name="Testprotokoll.E11" office:value-type="string">
              <text:p text:style-name="Table_20_Contents">OK</text:p>
            </table:table-cell>
          </table:table-row>
          <table:table-row>
            <table:table-cell table:style-name="Testprotokoll.D11" office:value-type="string">
              <text:p text:style-name="Table_20_Contents">2.1</text:p>
            </table:table-cell>
            <table:table-cell table:style-name="Testprotokoll.D11" office:value-type="string">
              <text:p text:style-name="Table_20_Contents">0.1</text:p>
            </table:table-cell>
            <table:table-cell table:style-name="Testprotokoll.D11" office:value-type="string">
              <text:p text:style-name="Table_20_Contents">10.12.2011</text:p>
            </table:table-cell>
            <table:table-cell table:style-name="Testprotokoll.D11" office:value-type="string">
              <text:p text:style-name="Table_20_Contents">Joël</text:p>
            </table:table-cell>
            <table:table-cell table:style-name="Testprotokoll.E11" office:value-type="string">
              <text:p text:style-name="Table_20_Contents">OK</text:p>
            </table:table-cell>
          </table:table-row>
          <table:table-row>
            <table:table-cell table:style-name="Testprotokoll.D11" office:value-type="string">
              <text:p text:style-name="Table_20_Contents">2.2</text:p>
            </table:table-cell>
            <table:table-cell table:style-name="Testprotokoll.D11" office:value-type="string">
              <text:p text:style-name="Table_20_Contents">0.1</text:p>
            </table:table-cell>
            <table:table-cell table:style-name="Testprotokoll.D11" office:value-type="string">
              <text:p text:style-name="Table_20_Contents">10.12.2011</text:p>
            </table:table-cell>
            <table:table-cell table:style-name="Testprotokoll.D11" office:value-type="string">
              <text:p text:style-name="Table_20_Contents">Joël</text:p>
            </table:table-cell>
            <table:table-cell table:style-name="Testprotokoll.E11" office:value-type="string">
              <text:p text:style-name="Table_20_Contents">OK</text:p>
            </table:table-cell>
          </table:table-row>
          <table:table-row>
            <table:table-cell table:style-name="Testprotokoll.D11" office:value-type="string">
              <text:p text:style-name="Table_20_Contents">2.3</text:p>
            </table:table-cell>
            <table:table-cell table:style-name="Testprotokoll.D11" office:value-type="string">
              <text:p text:style-name="Table_20_Contents">0.1</text:p>
            </table:table-cell>
            <table:table-cell table:style-name="Testprotokoll.D11" office:value-type="string">
              <text:p text:style-name="Table_20_Contents">10.12.2011</text:p>
            </table:table-cell>
            <table:table-cell table:style-name="Testprotokoll.D11" office:value-type="string">
              <text:p text:style-name="Table_20_Contents">Joël</text:p>
            </table:table-cell>
            <table:table-cell table:style-name="Testprotokoll.E11" office:value-type="string">
              <text:p text:style-name="Table_20_Contents">OK</text:p>
            </table:table-cell>
          </table:table-row>
          <table:table-row>
            <table:table-cell table:style-name="Testprotokoll.D11" office:value-type="string">
              <text:p text:style-name="Table_20_Contents">2.4</text:p>
            </table:table-cell>
            <table:table-cell table:style-name="Testprotokoll.D11" office:value-type="string">
              <text:p text:style-name="Table_20_Contents">0.1</text:p>
            </table:table-cell>
            <table:table-cell table:style-name="Testprotokoll.D11" office:value-type="string">
              <text:p text:style-name="Table_20_Contents">10.12.2011</text:p>
            </table:table-cell>
            <table:table-cell table:style-name="Testprotokoll.D11" office:value-type="string">
              <text:p text:style-name="Table_20_Contents">Joël</text:p>
            </table:table-cell>
            <table:table-cell table:style-name="Testprotokoll.E11" office:value-type="string">
              <text:p text:style-name="Table_20_Contents">OK</text:p>
            </table:table-cell>
          </table:table-row>
          <table:table-row>
            <table:table-cell table:style-name="Testprotokoll.D11" office:value-type="string">
              <text:p text:style-name="Table_20_Contents">3.1</text:p>
            </table:table-cell>
            <table:table-cell table:style-name="Testprotokoll.D11" office:value-type="string">
              <text:p text:style-name="Table_20_Contents">0.1</text:p>
            </table:table-cell>
            <table:table-cell table:style-name="Testprotokoll.D11" office:value-type="string">
              <text:p text:style-name="Table_20_Contents">15.12.2011</text:p>
            </table:table-cell>
            <table:table-cell table:style-name="Testprotokoll.D11" office:value-type="string">
              <text:p text:style-name="Table_20_Contents">Jan</text:p>
            </table:table-cell>
            <table:table-cell table:style-name="Testprotokoll.E11" office:value-type="string">
              <text:p text:style-name="Table_20_Contents">OK</text:p>
            </table:table-cell>
          </table:table-row>
          <table:table-row>
            <table:table-cell table:style-name="Testprotokoll.D11" office:value-type="string">
              <text:p text:style-name="Table_20_Contents">3.2</text:p>
            </table:table-cell>
            <table:table-cell table:style-name="Testprotokoll.D11" office:value-type="string">
              <text:p text:style-name="Table_20_Contents">0.1</text:p>
            </table:table-cell>
            <table:table-cell table:style-name="Testprotokoll.D11" office:value-type="string">
              <text:p text:style-name="Table_20_Contents">15.12.2011</text:p>
            </table:table-cell>
            <table:table-cell table:style-name="Testprotokoll.D11" office:value-type="string">
              <text:p text:style-name="Table_20_Contents">Jan</text:p>
            </table:table-cell>
            <table:table-cell table:style-name="Testprotokoll.E11" office:value-type="string">
              <text:p text:style-name="Table_20_Contents">OK</text:p>
            </table:table-cell>
          </table:table-row>
          <table:table-row>
            <table:table-cell table:style-name="Testprotokoll.D11" office:value-type="string">
              <text:p text:style-name="Table_20_Contents">3.3</text:p>
            </table:table-cell>
            <table:table-cell table:style-name="Testprotokoll.D11" office:value-type="string">
              <text:p text:style-name="Table_20_Contents">0.1</text:p>
            </table:table-cell>
            <table:table-cell table:style-name="Testprotokoll.D11" office:value-type="string">
              <text:p text:style-name="Table_20_Contents">15.12.2011</text:p>
            </table:table-cell>
            <table:table-cell table:style-name="Testprotokoll.D11" office:value-type="string">
              <text:p text:style-name="Table_20_Contents">Jan</text:p>
            </table:table-cell>
            <table:table-cell table:style-name="Testprotokoll.E11" office:value-type="string">
              <text:p text:style-name="Table_20_Contents">OK</text:p>
            </table:table-cell>
          </table:table-row>
          <table:table-row>
            <table:table-cell table:style-name="Testprotokoll.D11" office:value-type="string">
              <text:p text:style-name="Table_20_Contents">3.4</text:p>
            </table:table-cell>
            <table:table-cell table:style-name="Testprotokoll.D11" office:value-type="string">
              <text:p text:style-name="Table_20_Contents">0.1</text:p>
            </table:table-cell>
            <table:table-cell table:style-name="Testprotokoll.D11" office:value-type="string">
              <text:p text:style-name="Table_20_Contents">15.12.2011</text:p>
            </table:table-cell>
            <table:table-cell table:style-name="Testprotokoll.D11" office:value-type="string">
              <text:p text:style-name="Table_20_Contents">Jan</text:p>
            </table:table-cell>
            <table:table-cell table:style-name="Testprotokoll.E11" office:value-type="string">
              <text:p text:style-name="Table_20_Contents">OK</text:p>
            </table:table-cell>
          </table:table-row>
        </table:table>
        <text:p text:style-name="P10">Testfälle (JUnit)</text:p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 table:style-name="Tabelle2.1">
            <table:table-cell table:style-name="Tabelle2.A1" office:value-type="string">
              <text:p text:style-name="P4">Nr.</text:p>
            </table:table-cell>
            <table:table-cell table:style-name="Tabelle2.A1" office:value-type="string">
              <text:p text:style-name="P4">Testfall</text:p>
            </table:table-cell>
            <table:table-cell table:style-name="Tabelle2.C1" office:value-type="string">
              <text:p text:style-name="P4">Erwartungen</text:p>
            </table:table-cell>
          </table:table-row>
          <table:table-row table:style-name="Tabelle2.1">
            <table:table-cell table:style-name="Tabelle2.A2" office:value-type="string">
              <text:p text:style-name="P3">1</text:p>
            </table:table-cell>
            <table:table-cell table:style-name="Tabelle2.A2" office:value-type="string">
              <text:p text:style-name="P5">Controller</text:p>
            </table:table-cell>
            <table:table-cell table:style-name="Tabelle2.C2" office:value-type="string">
              <text:p text:style-name="P2"/>
            </table:table-cell>
          </table:table-row>
          <table:table-row table:style-name="Tabelle2.1">
            <table:table-cell table:style-name="Tabelle2.A3" office:value-type="string">
              <text:p text:style-name="P3"/>
            </table:table-cell>
            <table:table-cell table:style-name="Tabelle2.B3" office:value-type="string">
              <text:p text:style-name="P2"/>
            </table:table-cell>
            <table:table-cell table:style-name="Tabelle2.C3" office:value-type="string">
              <text:list xml:id="list41413224" text:continue-list="list41189734" text:style-name="L1">
                <text:list-header>
                  <text:p text:style-name="P11"><text:span text:style-name="T8"/></text:p>
                </text:list-header>
              </text:list>
            </table:table-cell>
          </table:table-row>
          <table:table-row table:style-name="Tabelle2.1">
            <table:table-cell table:style-name="Tabelle2.A4" office:value-type="string">
              <text:p text:style-name="P3"/>
            </table:table-cell>
            <table:table-cell table:style-name="Tabelle2.B4" office:value-type="string">
              <text:p text:style-name="P2"/>
            </table:table-cell>
            <table:table-cell table:style-name="Tabelle2.C4" office:value-type="string">
              <text:p text:style-name="P2"><text:span text:style-name="T8"/></text:p>
            </table:table-cell>
          </table:table-row>
          <table:table-row table:style-name="Tabelle2.1">
            <table:table-cell table:style-name="Tabelle2.A2" office:value-type="string">
              <text:p text:style-name="P3">2</text:p>
            </table:table-cell>
            <table:table-cell table:style-name="Tabelle2.A2" office:value-type="string">
              <text:p text:style-name="P5">Feeder</text:p>
            </table:table-cell>
            <table:table-cell table:style-name="Tabelle2.C2" office:value-type="string">
              <text:p text:style-name="P2"/>
            </table:table-cell>
          </table:table-row>
        </table:table>
        <text:p text:style-name="P10">Testprotokoll (JUnit)</text:p>
        <table:table table:name="Tabelle3" table:style-name="Tabelle3">
          <table:table-column table:style-name="Tabelle3.A" table:number-columns-repeated="5"/>
          <table:table-row>
            <table:table-cell table:style-name="Tabelle3.A1" office:value-type="string">
              <text:p text:style-name="Table_20_Heading">Testfallnr.</text:p>
            </table:table-cell>
            <table:table-cell table:style-name="Tabelle3.A1" office:value-type="string">
              <text:p text:style-name="Table_20_Heading">Programm Release</text:p>
            </table:table-cell>
            <table:table-cell table:style-name="Tabelle3.A1" office:value-type="string">
              <text:p text:style-name="Table_20_Heading">Datum</text:p>
            </table:table-cell>
            <table:table-cell table:style-name="Tabelle3.A1" office:value-type="string">
              <text:p text:style-name="Table_20_Heading">Tester</text:p>
            </table:table-cell>
            <table:table-cell table:style-name="Tabelle3.E1" office:value-type="string">
              <text:p text:style-name="Table_20_Heading">Resultat</text:p>
            </table:table-cell>
          </table:table-row>
          <table:table-row>
            <table:table-cell table:style-name="Tabelle3.D11" office:value-type="string">
              <text:p text:style-name="Table_20_Contents"/>
            </table:table-cell>
            <table:table-cell table:style-name="Tabelle3.D11" office:value-type="string">
              <text:p text:style-name="Table_20_Contents"/>
            </table:table-cell>
            <table:table-cell table:style-name="Tabelle3.D11" office:value-type="string">
              <text:p text:style-name="Table_20_Contents"/>
            </table:table-cell>
            <table:table-cell table:style-name="Tabelle3.D11" office:value-type="string">
              <text:p text:style-name="Table_20_Contents"/>
            </table:table-cell>
            <table:table-cell table:style-name="Tabelle3.E11" office:value-type="string">
              <text:p text:style-name="Table_20_Contents"/>
            </table:table-cell>
          </table:table-row>
          <table:table-row>
            <table:table-cell table:style-name="Tabelle3.D11" office:value-type="string">
              <text:p text:style-name="Table_20_Contents"/>
            </table:table-cell>
            <table:table-cell table:style-name="Tabelle3.D11" office:value-type="string">
              <text:p text:style-name="Table_20_Contents"/>
            </table:table-cell>
            <table:table-cell table:style-name="Tabelle3.D11" office:value-type="string">
              <text:p text:style-name="Table_20_Contents"/>
            </table:table-cell>
            <table:table-cell table:style-name="Tabelle3.D11" office:value-type="string">
              <text:p text:style-name="Table_20_Contents"/>
            </table:table-cell>
            <table:table-cell table:style-name="Tabelle3.E11" office:value-type="string">
              <text:p text:style-name="Table_20_Contents"/>
            </table:table-cell>
          </table:table-row>
          <table:table-row>
            <table:table-cell table:style-name="Tabelle3.D11" office:value-type="string">
              <text:p text:style-name="Table_20_Contents"/>
            </table:table-cell>
            <table:table-cell table:style-name="Tabelle3.D11" office:value-type="string">
              <text:p text:style-name="Table_20_Contents"/>
            </table:table-cell>
            <table:table-cell table:style-name="Tabelle3.D11" office:value-type="string">
              <text:p text:style-name="Table_20_Contents"/>
            </table:table-cell>
            <table:table-cell table:style-name="Tabelle3.D11" office:value-type="string">
              <text:p text:style-name="Table_20_Contents"/>
            </table:table-cell>
            <table:table-cell table:style-name="Tabelle3.E11" office:value-type="string">
              <text:p text:style-name="Table_20_Contents"/>
            </table:table-cell>
          </table:table-row>
          <table:table-row>
            <table:table-cell table:style-name="Tabelle3.D11" office:value-type="string">
              <text:p text:style-name="Table_20_Contents"/>
            </table:table-cell>
            <table:table-cell table:style-name="Tabelle3.D11" office:value-type="string">
              <text:p text:style-name="Table_20_Contents"/>
            </table:table-cell>
            <table:table-cell table:style-name="Tabelle3.D11" office:value-type="string">
              <text:p text:style-name="Table_20_Contents"/>
            </table:table-cell>
            <table:table-cell table:style-name="Tabelle3.D11" office:value-type="string">
              <text:p text:style-name="Table_20_Contents"/>
            </table:table-cell>
            <table:table-cell table:style-name="Tabelle3.E11" office:value-type="string">
              <text:p text:style-name="Table_20_Contents"/>
            </table:table-cell>
          </table:table-row>
          <table:table-row>
            <table:table-cell table:style-name="Tabelle3.D11" office:value-type="string">
              <text:p text:style-name="Table_20_Contents"/>
            </table:table-cell>
            <table:table-cell table:style-name="Tabelle3.D11" office:value-type="string">
              <text:p text:style-name="Table_20_Contents"/>
            </table:table-cell>
            <table:table-cell table:style-name="Tabelle3.D11" office:value-type="string">
              <text:p text:style-name="Table_20_Contents"/>
            </table:table-cell>
            <table:table-cell table:style-name="Tabelle3.D11" office:value-type="string">
              <text:p text:style-name="Table_20_Contents"/>
            </table:table-cell>
            <table:table-cell table:style-name="Tabelle3.E11" office:value-type="string">
              <text:p text:style-name="Table_20_Contents"/>
            </table:table-cell>
          </table:table-row>
          <table:table-row>
            <table:table-cell table:style-name="Tabelle3.D11" office:value-type="string">
              <text:p text:style-name="Table_20_Contents"/>
            </table:table-cell>
            <table:table-cell table:style-name="Tabelle3.D11" office:value-type="string">
              <text:p text:style-name="Table_20_Contents"/>
            </table:table-cell>
            <table:table-cell table:style-name="Tabelle3.D11" office:value-type="string">
              <text:p text:style-name="Table_20_Contents"/>
            </table:table-cell>
            <table:table-cell table:style-name="Tabelle3.D11" office:value-type="string">
              <text:p text:style-name="Table_20_Contents"/>
            </table:table-cell>
            <table:table-cell table:style-name="Tabelle3.E11" office:value-type="string">
              <text:p text:style-name="Table_20_Contents"/>
            </table:table-cell>
          </table:table-row>
          <table:table-row>
            <table:table-cell table:style-name="Tabelle3.D11" office:value-type="string">
              <text:p text:style-name="Table_20_Contents"/>
            </table:table-cell>
            <table:table-cell table:style-name="Tabelle3.D11" office:value-type="string">
              <text:p text:style-name="Table_20_Contents"/>
            </table:table-cell>
            <table:table-cell table:style-name="Tabelle3.D11" office:value-type="string">
              <text:p text:style-name="Table_20_Contents"/>
            </table:table-cell>
            <table:table-cell table:style-name="Tabelle3.D11" office:value-type="string">
              <text:p text:style-name="Table_20_Contents"/>
            </table:table-cell>
            <table:table-cell table:style-name="Tabelle3.E11" office:value-type="string">
              <text:p text:style-name="Table_20_Contents"/>
            </table:table-cell>
          </table:table-row>
          <table:table-row>
            <table:table-cell table:style-name="Tabelle3.D11" office:value-type="string">
              <text:p text:style-name="Table_20_Contents"/>
            </table:table-cell>
            <table:table-cell table:style-name="Tabelle3.D11" office:value-type="string">
              <text:p text:style-name="Table_20_Contents"/>
            </table:table-cell>
            <table:table-cell table:style-name="Tabelle3.D11" office:value-type="string">
              <text:p text:style-name="Table_20_Contents"/>
            </table:table-cell>
            <table:table-cell table:style-name="Tabelle3.D11" office:value-type="string">
              <text:p text:style-name="Table_20_Contents"/>
            </table:table-cell>
            <table:table-cell table:style-name="Tabelle3.E11" office:value-type="string">
              <text:p text:style-name="Table_20_Contents"/>
            </table:table-cell>
          </table:table-row>
          <table:table-row>
            <table:table-cell table:style-name="Tabelle3.D11" office:value-type="string">
              <text:p text:style-name="Table_20_Contents"/>
            </table:table-cell>
            <table:table-cell table:style-name="Tabelle3.D11" office:value-type="string">
              <text:p text:style-name="Table_20_Contents"/>
            </table:table-cell>
            <table:table-cell table:style-name="Tabelle3.D11" office:value-type="string">
              <text:p text:style-name="Table_20_Contents"/>
            </table:table-cell>
            <table:table-cell table:style-name="Tabelle3.D11" office:value-type="string">
              <text:p text:style-name="Table_20_Contents"/>
            </table:table-cell>
            <table:table-cell table:style-name="Tabelle3.E11" office:value-type="string">
              <text:p text:style-name="Table_20_Contents"/>
            </table:table-cell>
          </table:table-row>
          <table:table-row>
            <table:table-cell table:style-name="Tabelle3.D11" office:value-type="string">
              <text:p text:style-name="Table_20_Contents"/>
            </table:table-cell>
            <table:table-cell table:style-name="Tabelle3.D11" office:value-type="string">
              <text:p text:style-name="Table_20_Contents"/>
            </table:table-cell>
            <table:table-cell table:style-name="Tabelle3.D11" office:value-type="string">
              <text:p text:style-name="Table_20_Contents"/>
            </table:table-cell>
            <table:table-cell table:style-name="Tabelle3.D11" office:value-type="string">
              <text:p text:style-name="Table_20_Contents"/>
            </table:table-cell>
            <table:table-cell table:style-name="Tabelle3.E11" office:value-type="string">
              <text:p text:style-name="Table_20_Contents"/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OpenSymbol1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venir 65" svg:font-family="'Avenir 65'" style:font-pitch="variable"/>
    <style:font-face style:name="OpenSymbol" svg:font-family="OpenSymbol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CH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88cm" fo:orphans="2" fo:widows="2" fo:hyphenation-ladder-count="no-limit" style:writing-mode="lr-tb"/>
      <style:text-properties style:use-window-font-color="true" style:font-name="Arial" fo:font-size="12pt" fo:language="de" fo:country="DE" style:font-name-asian="Times New Roman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2pt" fo:font-weight="bold" style:font-size-asian="12pt" style:font-weight-asian="bold" style:font-name-complex="Arial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style:font-name="Arial" fo:font-size="12pt" fo:font-weight="bold" style:font-size-asian="12pt" style:font-weight-asian="bold" style:font-name-complex="Arial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style:font-name="Arial" fo:font-weight="bold" style:font-weight-asian="bold" style:font-name-complex="Arial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  <style:text-properties style:font-name="Arial" fo:font-weight="bold" style:font-weight-asian="bold" style:font-name-complex="Arial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style:font-name="Arial" fo:font-weight="bold" style:font-weight-asian="bold" style:font-name-complex="Arial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="Arial" fo:font-style="italic" fo:font-weight="bold" style:font-style-asian="italic" style:font-weight-asian="bold" style:font-name-complex="Arial" style:font-size-complex="11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6pt" style:font-name-asian="Lucida Sans Unicode" style:font-size-asian="16pt" style:font-name-complex="Mangal2" style:font-size-complex="14pt"/>
    </style:style>
    <style:style style:name="WW-Caption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Mangal2"/>
    </style:style>
    <style:style style:name="Dokumenttitel" style:family="paragraph" style:parent-style-name="Standard">
      <style:paragraph-properties fo:margin-top="0cm" fo:margin-bottom="0.141cm"/>
      <style:text-properties fo:font-size="18pt" style:font-size-asian="18pt" style:font-size-complex="18pt"/>
    </style:style>
    <style:style style:name="Table" style:family="paragraph" style:parent-style-name="Standard" style:class="extra">
      <style:paragraph-properties fo:margin-top="0.071cm" fo:margin-bottom="0.071cm"/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AusfTabelle" style:family="paragraph" style:parent-style-name="Table">
      <style:text-properties fo:color="#000080" fo:font-style="italic" style:font-style-asian="italic"/>
    </style:style>
    <style:style style:name="Balloon_20_Text" style:display-name="Balloon Text" style:family="paragraph" style:parent-style-name="Standard">
      <style:text-properties fo:font-size="8pt" style:font-size-asian="8pt" style:font-name-complex="Tahoma" style:font-size-complex="8pt"/>
    </style:style>
    <style:style style:name="Tabellenkopf" style:family="paragraph" style:parent-style-name="Table">
      <style:text-properties fo:font-weight="bold" style:font-weight-asian="bold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Infoblock" style:family="paragraph" style:parent-style-name="Standard">
      <style:paragraph-properties fo:background-color="#ffffd1" fo:padding-left="0.141cm" fo:padding-right="0.141cm" fo:padding-top="0.035cm" fo:padding-bottom="0.035cm" fo:border="0.51pt solid #000000" style:shadow="#000000 0.159cm 0.159cm">
        <style:background-image/>
      </style:paragraph-properties>
      <style:text-properties fo:color="#000080" fo:font-style="italic" style:font-style-asian="italic" style:font-size-complex="10pt"/>
    </style:style>
    <style:style style:name="Überschrift_20_1_20_ohne" style:display-name="Überschrift 1 ohne" style:family="paragraph" style:parent-style-name="Heading_20_1" style:default-outline-level="" style:list-style-name="">
      <style:paragraph-properties fo:margin-left="0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071cm"/>
    </style:style>
    <style:style style:name="Contents_20_2" style:display-name="Contents 2" style:family="paragraph" style:parent-style-name="Standard" style:next-style-name="Standard" style:class="index">
      <style:paragraph-properties fo:margin-left="0.39cm" fo:margin-right="0cm" fo:margin-top="0cm" fo:margin-bottom="0.071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8cm" fo:margin-right="0cm" fo:margin-top="0cm" fo:margin-bottom="0.071cm" fo:text-indent="0cm" style:auto-text-indent="false">
        <style:tab-stops>
          <style:tab-stop style:position="2.54cm"/>
          <style:tab-stop style:position="15.984cm" style:type="right" style:leader-style="dotted" style:leader-text="."/>
        </style:tab-stops>
      </style:paragraph-properties>
    </style:style>
    <style:style style:name="Arial" style:family="paragraph" style:parent-style-name="Standard"/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_20__28_user_29_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_20__28_user_29_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_20__28_user_29_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_20__28_user_29_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_20__28_user_29_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_20__28_user_29_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OA_20_Heading" style:display-name="TOA Heading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WW8Num2z0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4z0" style:family="text">
      <style:text-properties style:font-name="Tahoma" style:font-name-complex="Tahoma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Tahoma" style:font-name-complex="Tahoma"/>
    </style:style>
    <style:style style:name="WW8Num5z1" style:family="text">
      <style:text-properties style:font-name="OpenSymbol" style:font-name-complex="Courier New"/>
    </style:style>
    <style:style style:name="WW8Num6z0" style:family="text">
      <style:text-properties style:font-name="Wingdings 2" style:font-name-complex="OpenSymbol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Tahoma" style:font-name-asian="Times New Roman" style:font-name-complex="Tahoma"/>
    </style:style>
    <style:style style:name="WW8Num7z1" style:family="text">
      <style:text-properties style:font-name="Courier New" style:font-name-complex="Courier New"/>
    </style:style>
    <style:style style:name="WW8Num8z0" style:family="text">
      <style:text-properties style:font-name="Tahoma" style:font-name-asian="Times New Roman" style:font-name-complex="Tahoma"/>
    </style:style>
    <style:style style:name="WW8Num8z1" style:family="text">
      <style:text-properties style:font-name="Courier New" style:font-name-complex="Courier New"/>
    </style:style>
    <style:style style:name="WW8Num9z0" style:family="text">
      <style:text-properties style:font-name="Symbol" fo:font-size="10pt" style:font-size-asian="10pt" style:font-name-complex="Symbol"/>
    </style:style>
    <style:style style:name="WW8Num9z1" style:family="text">
      <style:text-properties style:font-name="Courier New" fo:font-size="10pt" style:font-size-asian="10pt" style:font-name-complex="Courier New"/>
    </style:style>
    <style:style style:name="WW8Num10z0" style:family="text">
      <style:text-properties style:font-name="Tahoma" style:font-name-asian="Times New Roman" style:font-name-complex="Tahoma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2z0" style:family="text">
      <style:text-properties style:font-name="Symbol" style:font-name-asian="Times New Roman" style:font-name-complex="Aria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2z3" style:family="text">
      <style:text-properties style:font-name="Symbol" style:font-name-complex="Symbol"/>
    </style:style>
    <style:style style:name="WW8Num15z0" style:family="text">
      <style:text-properties style:font-name="Wingdings" fo:font-size="12pt" style:font-size-asian="12pt" style:font-name-complex="Wingdings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5z3" style:family="text">
      <style:text-properties style:font-name="Symbol" style:font-name-complex="Symbol"/>
    </style:style>
    <style:style style:name="WW8Num16z0" style:family="text">
      <style:text-properties style:font-name="Symbol" style:font-name-asian="Times New Roman" style:font-name-complex="Aria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6z3" style:family="text">
      <style:text-properties style:font-name="Symbol" style:font-name-complex="Symbol"/>
    </style:style>
    <style:style style:name="WW-Default_20_Paragraph_20_Font" style:display-name="WW-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1z0" style:family="text">
      <style:text-properties style:font-name="Tahoma" style:font-name-asian="Times New Roman" style:font-name-complex="Tahoma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3" style:family="text">
      <style:text-properties style:font-name="Symbol" style:font-name-complex="Symbol"/>
    </style:style>
    <style:style style:name="WW8Num3z2" style:family="text">
      <style:text-properties style:font-name="Wingdings" style:font-name-complex="Wingdings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8z2" style:family="text">
      <style:text-properties style:font-name="Wingdings" style:font-name-complex="Wingdings"/>
    </style:style>
    <style:style style:name="WW8Num8z3" style:family="text">
      <style:text-properties style:font-name="Symbol" style:font-name-complex="Symbol"/>
    </style:style>
    <style:style style:name="WW8Num9z2" style:family="text">
      <style:text-properties style:font-name="Wingdings" fo:font-size="10pt" style:font-size-asian="10pt" style:font-name-complex="Wingdings"/>
    </style:style>
    <style:style style:name="WW8Num11z0" style:family="text">
      <style:text-properties style:font-name="Tahoma" style:font-name-asian="Times New Roman" style:font-name-complex="Tahoma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1z3" style:family="text">
      <style:text-properties style:font-name="Symbol" style:font-name-complex="Symbol"/>
    </style:style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7z0" style:family="text">
      <style:text-properties style:font-name="Tahoma" style:font-name-asian="Times New Roman" style:font-name-complex="Tahoma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20z0" style:family="text">
      <style:text-properties style:font-name="Tahoma" style:font-name-asian="Times New Roman" style:font-name-complex="Tahoma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0z3" style:family="text">
      <style:text-properties style:font-name="Symbol" style:font-name-complex="Symbol"/>
    </style:style>
    <style:style style:name="WW8Num21z0" style:family="text">
      <style:text-properties style:font-name="Tahoma" style:font-name-asian="Times New Roman" style:font-name-complex="Tahoma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-Default_20_Paragraph_20_Font1" style:display-name="WW-Default Paragraph Font1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Tabelle_20_Zchn" style:display-name="Tabelle Zchn" style:family="text">
      <style:text-properties style:font-name="Tahoma" fo:font-size="9pt" fo:language="de" fo:country="DE" style:font-size-asian="9pt" style:font-name-complex="Tahoma" style:font-size-complex="9pt" style:language-complex="ar" style:country-complex="SA"/>
    </style:style>
    <style:style style:name="AusfTabelle_20_Zchn" style:display-name="AusfTabelle Zchn" style:family="text">
      <style:text-properties fo:color="#000080" style:font-name="Tahoma" fo:font-size="9pt" fo:language="de" fo:country="DE" fo:font-style="italic" style:font-size-asian="9pt" style:font-style-asian="italic" style:font-name-complex="Tahoma" style:font-size-complex="9pt" style:language-complex="ar" style:country-complex="SA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rial_20_Zchn" style:display-name="Arial Zchn" style:family="text">
      <style:text-properties style:font-name="Tahoma" fo:language="de" fo:country="DE" style:font-name-complex="Tahoma" style:font-size-complex="12pt" style:language-complex="ar" style:country-complex="SA"/>
    </style:style>
    <style:style style:name="Numbering_20_Symbols_20__28_user_29_" style:display-name="Numbering Symbols (user)" style:family="text"/>
    <style:style style:name="Bullet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99pt solid #000000" fo:border-bottom="none">
        <style:tab-stops>
          <style:tab-stop style:position="9.657cm"/>
        </style:tab-stops>
      </style:paragraph-properties>
    </style:style>
    <style:style style:name="MT1" style:family="text">
      <style:text-properties fo:font-size="10pt" fo:font-style="normal" style:font-size-asian="10pt" style:font-style-asian="normal" style:font-size-complex="10pt"/>
    </style:style>
    <style:style style:name="MT2" style:family="text">
      <style:text-properties fo:font-size="10pt" fo:font-style="normal" style:font-name-asian="Arial" style:font-size-asian="10pt" style:font-style-asian="normal" style:font-size-complex="10pt"/>
    </style:style>
    <style:style style:name="MT3" style:family="text">
      <style:text-properties style:font-size-complex="10pt"/>
    </style:style>
    <style:style style:name="MT4" style:family="text">
      <style:text-properties style:font-name-asian="Arial" style:font-size-complex="10pt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Emphasis"><text:span text:style-name="MT1">8.12.2011</text:span></text:span><text:span text:style-name="Emphasis"><text:span text:style-name="MT2"> </text:span></text:span><text:span text:style-name="Emphasis"><text:span text:style-name="MT1">-</text:span></text:span><text:span text:style-name="Emphasis"><text:span text:style-name="MT2"> </text:span></text:span><text:span text:style-name="Emphasis"><text:span text:style-name="MT1">FFHS</text:span></text:span><text:span text:style-name="Emphasis"><text:span text:style-name="MT2"> </text:span></text:span><text:span text:style-name="Emphasis"><text:span text:style-name="MT1">-</text:span></text:span><text:span text:style-name="Emphasis"><text:span text:style-name="MT2"> </text:span></text:span><text:span text:style-name="Emphasis"><text:span text:style-name="MT1">PA.BSc</text:span></text:span><text:span text:style-name="Emphasis"><text:span text:style-name="MT2"> </text:span></text:span><text:span text:style-name="Emphasis"><text:span text:style-name="MT1">INF</text:span></text:span><text:span text:style-name="Emphasis"><text:span text:style-name="MT2"> </text:span></text:span><text:span text:style-name="Emphasis"><text:span text:style-name="MT1">2009.ZH1.HS11/12</text:span></text:span><text:span text:style-name="Emphasis"><text:span text:style-name="MT2"> </text:span></text:span><text:span text:style-name="Emphasis"><text:span text:style-name="MT1">-</text:span></text:span><text:span text:style-name="Emphasis"><text:span text:style-name="MT2"> </text:span></text:span><text:span text:style-name="Emphasis"><text:span text:style-name="MT1">Die</text:span></text:span><text:span text:style-name="Emphasis"><text:span text:style-name="MT2"> </text:span></text:span><text:span text:style-name="Emphasis"><text:span text:style-name="MT1">Häkler</text:span></text:span></text:p>
      </style:header>
      <style:footer>
        <text:p text:style-name="MP2"><text:span text:style-name="MT3">Seite</text:span><text:span text:style-name="MT4"> </text:span><text:span text:style-name="MT3"><text:page-number text:select-page="current">4</text:page-number></text:span><text:span text:style-name="MT4"> </text:span><text:span text:style-name="MT3">von</text:span><text:span text:style-name="MT4"> </text:span><text:span text:style-name="MT3"><text:page-count style:num-format="1">7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orlage Projektauftrag</dc:title>
    <dc:subject>Projektauftrag Mashup-Platform</dc:subject>
    <meta:keyword>Projektauftrag</meta:keyword>
    <meta:initial-creator>Joël</meta:initial-creator>
    <meta:creation-date>2011-12-11T16:42:00</meta:creation-date>
    <dc:date>2011-12-19T21:30:09.98</dc:date>
    <meta:editing-cycles>12</meta:editing-cycles>
    <meta:editing-duration>P2171DT12H48M16S</meta:editing-duration>
    <meta:generator>LibreOffice/3.4$Win32 LibreOffice_project/340m1$Build-302</meta:generator>
    <meta:document-statistic meta:table-count="4" meta:image-count="0" meta:object-count="0" meta:page-count="7" meta:paragraph-count="163" meta:word-count="611" meta:character-count="4057" meta:non-whitespace-character-count="3652"/>
    <meta:user-defined meta:name="Info 1"/>
    <meta:user-defined meta:name="Info 2"/>
    <meta:user-defined meta:name="Info 3"/>
    <meta:user-defined meta:name="Info 4"/>
  </office:meta>
</office:document-meta>
</file>